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mm"/>
    </style:style>
    <style:style style:name="co2" style:family="table-column">
      <style:table-column-properties fo:break-before="auto" style:column-width="66.2mm"/>
    </style:style>
    <style:style style:name="co3" style:family="table-column">
      <style:table-column-properties fo:break-before="auto" style:column-width="51.88mm"/>
    </style:style>
    <style:style style:name="co4" style:family="table-column">
      <style:table-column-properties fo:break-before="auto" style:column-width="49.88mm"/>
    </style:style>
    <style:style style:name="co5" style:family="table-column">
      <style:table-column-properties fo:break-before="auto" style:column-width="62.12mm"/>
    </style:style>
    <style:style style:name="co6" style:family="table-column">
      <style:table-column-properties fo:break-before="auto" style:column-width="26.0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n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6" table:number-columns-repeated="1016" table:default-cell-style-name="Default"/>
        <table:table-row table:style-name="ro1">
          <table:table-cell/>
          <table:table-cell office:value-type="string" calcext:value-type="string">
            <text:p>MENU enum</text:p>
          </table:table-cell>
          <table:table-cell table:style-name="ce4" office:value-type="string" calcext:value-type="string">
            <text:p>keyleft</text:p>
          </table:table-cell>
          <table:table-cell table:style-name="ce4" office:value-type="string" calcext:value-type="string">
            <text:p>keyright</text:p>
          </table:table-cell>
          <table:table-cell table:style-name="ce4" office:value-type="string" calcext:value-type="string">
            <text:p>keyup</text:p>
          </table:table-cell>
          <table:table-cell table:style-name="ce4" office:value-type="string" calcext:value-type="string">
            <text:p>keydown</text:p>
          </table:table-cell>
          <table:table-cell table:style-name="ce4" office:value-type="string" calcext:value-type="string">
            <text:p>push</text:p>
          </table:table-cell>
          <table:table-cell office:value-type="string" calcext:value-type="string">
            <text:p>Function MENU LIS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ENU_TEMPERATURA_PPAL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TEMPERATURA_SELTEXTO,</text:p>
          </table:table-cell>
          <table:table-cell table:style-name="ce17" table:formula="of:=LOWER([.B2])" office:value-type="string" office:string-value="menu_temperatura_ppal," calcext:value-type="string">
            <text:p>menu_temperatura_ppal,</text:p>
          </table:table-cell>
          <table:table-cell table:formula="of:=CONCATENATE(&quot;{&quot;;[.C2];[.D2];[.E2];[.F2];[.G2];[.H2];&quot;},&quot;)" office:value-type="string" office:string-value="{MENU_SIGNALS_PPAL,MENU_ACELEROMETRO_PPAL,MENU_NONE,MENU_NONE,MENU_TEMPERATURA_SELTEXTO,menu_temperatura_ppal,}," calcext:value-type="string">
            <text:p>{MENU_SIGNALS_PPAL,MENU_ACELEROMETRO_PPAL,MENU_NONE,MENU_NONE,MENU_TEMPERATURA_SELTEXTO,menu_temperatura_ppal,},</text:p>
          </table:table-cell>
          <table:table-cell table:formula="of:=CONCATENATE(&quot;void &quot;;[.H2];&quot;(enum Cmd_e cmd);&quot;)" office:value-type="string" office:string-value="void menu_temperatura_ppal,(enum Cmd_e cmd);" calcext:value-type="string">
            <text:p>void menu_temperatura_ppal,(enum Cmd_e cmd);</text:p>
          </table:table-cell>
          <table:table-cell table:number-columns-repeated="1014"/>
        </table:table-row>
        <table:table-row table:style-name="ro1">
          <table:table-cell table:formula="of:=+[.A2]+1" office:value-type="float" office:value="1" calcext:value-type="float">
            <text:p>1</text:p>
          </table:table-cell>
          <table:table-cell table:style-name="ce2" office:value-type="string" calcext:value-type="string">
            <text:p>MENU_TEMPERATURA_SELTEXTO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2" table:style-name="ce2" office:value-type="string" calcext:value-type="string">
            <text:p>MENU_TEMPERATURA_SELGRAFICO,</text:p>
          </table:table-cell>
          <table:table-cell table:style-name="ce2" office:value-type="string" calcext:value-type="string">
            <text:p>MENU_TEMPERATURA_PRINTTEXTO,</text:p>
          </table:table-cell>
          <table:table-cell table:style-name="ce17" table:formula="of:=LOWER([.B3])" office:value-type="string" office:string-value="menu_temperatura_seltexto," calcext:value-type="string">
            <text:p>menu_temperatura_seltexto,</text:p>
          </table:table-cell>
          <table:table-cell table:formula="of:=CONCATENATE(&quot;{&quot;;[.C3];[.D3];[.E3];[.F3];[.G3];[.H3];&quot;},&quot;)" office:value-type="string" office:string-value="{MENU_SIGNALS_PPAL,MENU_ACELEROMETRO_PPAL,MENU_TEMPERATURA_SELGRAFICO,MENU_TEMPERATURA_SELGRAFICO,MENU_TEMPERATURA_PRINTTEXTO,menu_temperatura_seltexto,}," calcext:value-type="string">
            <text:p>{MENU_SIGNALS_PPAL,MENU_ACELEROMETRO_PPAL,MENU_TEMPERATURA_SELGRAFICO,MENU_TEMPERATURA_SELGRAFICO,MENU_TEMPERATURA_PRINTTEXTO,menu_temperatura_seltexto,},</text:p>
          </table:table-cell>
          <table:table-cell table:formula="of:=CONCATENATE(&quot;void &quot;;[.H3];&quot;(enum Cmd_e cmd);&quot;)" office:value-type="string" office:string-value="void menu_temperatura_seltexto,(enum Cmd_e cmd);" calcext:value-type="string">
            <text:p>void menu_temperatura_seltexto,(enum Cmd_e cmd);</text:p>
          </table:table-cell>
          <table:table-cell table:number-columns-repeated="1014"/>
        </table:table-row>
        <table:table-row table:style-name="ro1">
          <table:table-cell table:formula="of:=+[.A3]+1" office:value-type="float" office:value="2" calcext:value-type="float">
            <text:p>2</text:p>
          </table:table-cell>
          <table:table-cell table:style-name="ce2" office:value-type="string" calcext:value-type="string">
            <text:p>MENU_TEMPERATURA_SELGRAFICO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2" table:style-name="ce2" office:value-type="string" calcext:value-type="string">
            <text:p>MENU_TEMPERATURA_SELTEXTO,</text:p>
          </table:table-cell>
          <table:table-cell table:style-name="ce2" office:value-type="string" calcext:value-type="string">
            <text:p>MENU_TEMPERATURA_PRINTGRAFICO,</text:p>
          </table:table-cell>
          <table:table-cell table:style-name="ce17" table:formula="of:=LOWER([.B4])" office:value-type="string" office:string-value="menu_temperatura_selgrafico," calcext:value-type="string">
            <text:p>menu_temperatura_selgrafico,</text:p>
          </table:table-cell>
          <table:table-cell table:formula="of:=CONCATENATE(&quot;{&quot;;[.C4];[.D4];[.E4];[.F4];[.G4];[.H4];&quot;},&quot;)" office:value-type="string" office:string-value="{MENU_SIGNALS_PPAL,MENU_ACELEROMETRO_PPAL,MENU_TEMPERATURA_SELTEXTO,MENU_TEMPERATURA_SELTEXTO,MENU_TEMPERATURA_PRINTGRAFICO,menu_temperatura_selgrafico,}," calcext:value-type="string">
            <text:p>{MENU_SIGNALS_PPAL,MENU_ACELEROMETRO_PPAL,MENU_TEMPERATURA_SELTEXTO,MENU_TEMPERATURA_SELTEXTO,MENU_TEMPERATURA_PRINTGRAFICO,menu_temperatura_selgrafico,},</text:p>
          </table:table-cell>
          <table:table-cell table:formula="of:=CONCATENATE(&quot;void &quot;;[.H4];&quot;(enum Cmd_e cmd);&quot;)" office:value-type="string" office:string-value="void menu_temperatura_selgrafico,(enum Cmd_e cmd);" calcext:value-type="string">
            <text:p>void menu_temperatura_selgrafico,(enum Cmd_e cmd);</text:p>
          </table:table-cell>
          <table:table-cell table:number-columns-repeated="1014"/>
        </table:table-row>
        <table:table-row table:style-name="ro1">
          <table:table-cell table:formula="of:=+[.A4]+1" office:value-type="float" office:value="3" calcext:value-type="float">
            <text:p>3</text:p>
          </table:table-cell>
          <table:table-cell table:style-name="ce2" office:value-type="string" calcext:value-type="string">
            <text:p>MENU_TEMPERATURA_PRINTTEXTO,</text:p>
          </table:table-cell>
          <table:table-cell table:number-columns-repeated="2" table:style-name="ce2" office:value-type="string" calcext:value-type="string">
            <text:p>MENU_TEMPERATURA_EXIT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5])" office:value-type="string" office:string-value="menu_temperatura_printtexto," calcext:value-type="string">
            <text:p>menu_temperatura_printtexto,</text:p>
          </table:table-cell>
          <table:table-cell table:formula="of:=CONCATENATE(&quot;{&quot;;[.C5];[.D5];[.E5];[.F5];[.G5];[.H5];&quot;},&quot;)" office:value-type="string" office:string-value="{MENU_TEMPERATURA_EXIT,MENU_TEMPERATURA_EXIT,MENU_NONE,MENU_NONE,MENU_NONE,menu_temperatura_printtexto,}," calcext:value-type="string">
            <text:p>{MENU_TEMPERATURA_EXIT,MENU_TEMPERATURA_EXIT,MENU_NONE,MENU_NONE,MENU_NONE,menu_temperatura_printtexto,},</text:p>
          </table:table-cell>
          <table:table-cell table:formula="of:=CONCATENATE(&quot;void &quot;;[.H5];&quot;(enum Cmd_e cmd);&quot;)" office:value-type="string" office:string-value="void menu_temperatura_printtexto,(enum Cmd_e cmd);" calcext:value-type="string">
            <text:p>void menu_temperatura_printtexto,(enum Cmd_e cmd);</text:p>
          </table:table-cell>
          <table:table-cell table:number-columns-repeated="1014"/>
        </table:table-row>
        <table:table-row table:style-name="ro1">
          <table:table-cell table:formula="of:=+[.A5]+1" office:value-type="float" office:value="4" calcext:value-type="float">
            <text:p>4</text:p>
          </table:table-cell>
          <table:table-cell table:style-name="ce2" office:value-type="string" calcext:value-type="string">
            <text:p>MENU_TEMPERATURA_PRINTGRAFICO,</text:p>
          </table:table-cell>
          <table:table-cell table:number-columns-repeated="2" table:style-name="ce2" office:value-type="string" calcext:value-type="string">
            <text:p>MENU_TEMPERATURA_EXIT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6])" office:value-type="string" office:string-value="menu_temperatura_printgrafico," calcext:value-type="string">
            <text:p>menu_temperatura_printgrafico,</text:p>
          </table:table-cell>
          <table:table-cell table:formula="of:=CONCATENATE(&quot;{&quot;;[.C6];[.D6];[.E6];[.F6];[.G6];[.H6];&quot;},&quot;)" office:value-type="string" office:string-value="{MENU_TEMPERATURA_EXIT,MENU_TEMPERATURA_EXIT,MENU_NONE,MENU_NONE,MENU_NONE,menu_temperatura_printgrafico,}," calcext:value-type="string">
            <text:p>{MENU_TEMPERATURA_EXIT,MENU_TEMPERATURA_EXIT,MENU_NONE,MENU_NONE,MENU_NONE,menu_temperatura_printgrafico,},</text:p>
          </table:table-cell>
          <table:table-cell table:formula="of:=CONCATENATE(&quot;void &quot;;[.H6];&quot;(enum Cmd_e cmd);&quot;)" office:value-type="string" office:string-value="void menu_temperatura_printgrafico,(enum Cmd_e cmd);" calcext:value-type="string">
            <text:p>void menu_temperatura_printgrafico,(enum Cmd_e cmd);</text:p>
          </table:table-cell>
          <table:table-cell table:number-columns-repeated="1014"/>
        </table:table-row>
        <table:table-row table:style-name="ro1">
          <table:table-cell table:formula="of:=+[.A6]+1" office:value-type="float" office:value="5" calcext:value-type="float">
            <text:p>5</text:p>
          </table:table-cell>
          <table:table-cell table:style-name="ce2" office:value-type="string" calcext:value-type="string">
            <text:p>MENU_TEMPERATURA_EXIT</text:p>
          </table:table-cell>
          <table:table-cell table:number-columns-repeated="5" table:style-name="ce2" office:value-type="string" calcext:value-type="string">
            <text:p>MENU_NONE,</text:p>
          </table:table-cell>
          <table:table-cell table:style-name="ce17" office:value-type="string" calcext:value-type="string">
            <text:p>menu_temperatura_exit</text:p>
          </table:table-cell>
          <table:table-cell table:formula="of:=CONCATENATE(&quot;{&quot;;[.C7];[.D7];[.E7];[.F7];[.G7];[.H7];&quot;},&quot;)" office:value-type="string" office:string-value="{MENU_NONE,MENU_NONE,MENU_NONE,MENU_NONE,MENU_NONE,menu_temperatura_exit}," calcext:value-type="string">
            <text:p>{MENU_NONE,MENU_NONE,MENU_NONE,MENU_NONE,MENU_NONE,menu_temperatura_exit},</text:p>
          </table:table-cell>
          <table:table-cell table:formula="of:=CONCATENATE(&quot;void &quot;;[.H7];&quot;(enum Cmd_e cmd);&quot;)" office:value-type="string" office:string-value="void menu_temperatura_exit(enum Cmd_e cmd);" calcext:value-type="string">
            <text:p>void menu_temperatura_exit(enum Cmd_e cmd);</text:p>
          </table:table-cell>
          <table:table-cell table:number-columns-repeated="1014"/>
        </table:table-row>
        <table:table-row table:style-name="ro1">
          <table:table-cell table:formula="of:=+[.A7]+1" office:value-type="float" office:value="6" calcext:value-type="float">
            <text:p>6</text:p>
          </table:table-cell>
          <table:table-cell table:style-name="ce1" office:value-type="string" calcext:value-type="string">
            <text:p>MENU_ACELEROMETRO_PPAL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ACELEROMETRO_SELTEXTO,</text:p>
          </table:table-cell>
          <table:table-cell table:style-name="ce17" table:formula="of:=LOWER([.B8])" office:value-type="string" office:string-value="menu_acelerometro_ppal," calcext:value-type="string">
            <text:p>menu_acelerometro_ppal,</text:p>
          </table:table-cell>
          <table:table-cell table:formula="of:=CONCATENATE(&quot;{&quot;;[.C8];[.D8];[.E8];[.F8];[.G8];[.H8];&quot;},&quot;)" office:value-type="string" office:string-value="{MENU_TEMPERATURA_PPAL,MENU_RGB_PPAL,MENU_NONE,MENU_NONE,MENU_ACELEROMETRO_SELTEXTO,menu_acelerometro_ppal,}," calcext:value-type="string">
            <text:p>{MENU_TEMPERATURA_PPAL,MENU_RGB_PPAL,MENU_NONE,MENU_NONE,MENU_ACELEROMETRO_SELTEXTO,menu_acelerometro_ppal,},</text:p>
          </table:table-cell>
          <table:table-cell table:formula="of:=CONCATENATE(&quot;void &quot;;[.H8];&quot;(enum Cmd_e cmd);&quot;)" office:value-type="string" office:string-value="void menu_acelerometro_ppal,(enum Cmd_e cmd);" calcext:value-type="string">
            <text:p>void menu_acelerometro_ppal,(enum Cmd_e cmd);</text:p>
          </table:table-cell>
          <table:table-cell table:number-columns-repeated="1014"/>
        </table:table-row>
        <table:table-row table:style-name="ro1">
          <table:table-cell table:formula="of:=+[.A8]+1" office:value-type="float" office:value="7" calcext:value-type="float">
            <text:p>7</text:p>
          </table:table-cell>
          <table:table-cell table:style-name="ce2" office:value-type="string" calcext:value-type="string">
            <text:p>MENU_ACELEROMETRO_SELTEXT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2" table:style-name="ce2" office:value-type="string" calcext:value-type="string">
            <text:p>MENU_ACELEROMETRO_SELGRAFICO,</text:p>
          </table:table-cell>
          <table:table-cell table:style-name="ce2" office:value-type="string" calcext:value-type="string">
            <text:p>MENU_ACELEROMETRO_PRINTTEXTO,</text:p>
          </table:table-cell>
          <table:table-cell table:style-name="ce17" table:formula="of:=LOWER([.B9])" office:value-type="string" office:string-value="menu_acelerometro_seltexto," calcext:value-type="string">
            <text:p>menu_acelerometro_seltexto,</text:p>
          </table:table-cell>
          <table:table-cell table:formula="of:=CONCATENATE(&quot;{&quot;;[.C9];[.D9];[.E9];[.F9];[.G9];[.H9];&quot;},&quot;)" office:value-type="string" office:string-value="{MENU_TEMPERATURA_PPAL,MENU_RGB_PPAL,MENU_ACELEROMETRO_SELGRAFICO,MENU_ACELEROMETRO_SELGRAFICO,MENU_ACELEROMETRO_PRINTTEXTO,menu_acelerometro_seltexto,}," calcext:value-type="string">
            <text:p>{MENU_TEMPERATURA_PPAL,MENU_RGB_PPAL,MENU_ACELEROMETRO_SELGRAFICO,MENU_ACELEROMETRO_SELGRAFICO,MENU_ACELEROMETRO_PRINTTEXTO,menu_acelerometro_seltexto,},</text:p>
          </table:table-cell>
          <table:table-cell table:formula="of:=CONCATENATE(&quot;void &quot;;[.H9];&quot;(enum Cmd_e cmd);&quot;)" office:value-type="string" office:string-value="void menu_acelerometro_seltexto,(enum Cmd_e cmd);" calcext:value-type="string">
            <text:p>void menu_acelerometro_seltexto,(enum Cmd_e cmd);</text:p>
          </table:table-cell>
          <table:table-cell table:number-columns-repeated="1014"/>
        </table:table-row>
        <table:table-row table:style-name="ro1">
          <table:table-cell table:formula="of:=+[.A9]+1" office:value-type="float" office:value="8" calcext:value-type="float">
            <text:p>8</text:p>
          </table:table-cell>
          <table:table-cell table:style-name="ce2" office:value-type="string" calcext:value-type="string">
            <text:p>MENU_ACELEROMETRO_SELGRAFIC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2" table:style-name="ce2" office:value-type="string" calcext:value-type="string">
            <text:p>MENU_ACELEROMETRO_SELTEXTO,</text:p>
          </table:table-cell>
          <table:table-cell table:style-name="ce2" office:value-type="string" calcext:value-type="string">
            <text:p>MENU_ACELEROMETRO_PRINTGRAFICO,</text:p>
          </table:table-cell>
          <table:table-cell table:style-name="ce17" table:formula="of:=LOWER([.B10])" office:value-type="string" office:string-value="menu_acelerometro_selgrafico," calcext:value-type="string">
            <text:p>menu_acelerometro_selgrafico,</text:p>
          </table:table-cell>
          <table:table-cell table:formula="of:=CONCATENATE(&quot;{&quot;;[.C10];[.D10];[.E10];[.F10];[.G10];[.H10];&quot;},&quot;)" office:value-type="string" office:string-value="{MENU_TEMPERATURA_PPAL,MENU_RGB_PPAL,MENU_ACELEROMETRO_SELTEXTO,MENU_ACELEROMETRO_SELTEXTO,MENU_ACELEROMETRO_PRINTGRAFICO,menu_acelerometro_selgrafico,}," calcext:value-type="string">
            <text:p>{MENU_TEMPERATURA_PPAL,MENU_RGB_PPAL,MENU_ACELEROMETRO_SELTEXTO,MENU_ACELEROMETRO_SELTEXTO,MENU_ACELEROMETRO_PRINTGRAFICO,menu_acelerometro_selgrafico,},</text:p>
          </table:table-cell>
          <table:table-cell table:formula="of:=CONCATENATE(&quot;void &quot;;[.H10];&quot;(enum Cmd_e cmd);&quot;)" office:value-type="string" office:string-value="void menu_acelerometro_selgrafico,(enum Cmd_e cmd);" calcext:value-type="string">
            <text:p>void menu_acelerometro_selgrafico,(enum Cmd_e cmd);</text:p>
          </table:table-cell>
          <table:table-cell table:number-columns-repeated="1014"/>
        </table:table-row>
        <table:table-row table:style-name="ro1">
          <table:table-cell table:formula="of:=+[.A10]+1" office:value-type="float" office:value="9" calcext:value-type="float">
            <text:p>9</text:p>
          </table:table-cell>
          <table:table-cell table:style-name="ce2" office:value-type="string" calcext:value-type="string">
            <text:p>MENU_ACELEROMETRO_PRINTTEXT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11])" office:value-type="string" office:string-value="menu_acelerometro_printtexto," calcext:value-type="string">
            <text:p>menu_acelerometro_printtexto,</text:p>
          </table:table-cell>
          <table:table-cell table:formula="of:=CONCATENATE(&quot;{&quot;;[.C11];[.D11];[.E11];[.F11];[.G11];[.H11];&quot;},&quot;)" office:value-type="string" office:string-value="{MENU_TEMPERATURA_PPAL,MENU_RGB_PPAL,MENU_NONE,MENU_NONE,MENU_NONE,menu_acelerometro_printtexto,}," calcext:value-type="string">
            <text:p>{MENU_TEMPERATURA_PPAL,MENU_RGB_PPAL,MENU_NONE,MENU_NONE,MENU_NONE,menu_acelerometro_printtexto,},</text:p>
          </table:table-cell>
          <table:table-cell table:formula="of:=CONCATENATE(&quot;void &quot;;[.H11];&quot;(enum Cmd_e cmd);&quot;)" office:value-type="string" office:string-value="void menu_acelerometro_printtexto,(enum Cmd_e cmd);" calcext:value-type="string">
            <text:p>void menu_acelerometro_printtexto,(enum Cmd_e cmd);</text:p>
          </table:table-cell>
          <table:table-cell table:number-columns-repeated="1014"/>
        </table:table-row>
        <table:table-row table:style-name="ro1">
          <table:table-cell table:formula="of:=+[.A11]+1" office:value-type="float" office:value="10" calcext:value-type="float">
            <text:p>10</text:p>
          </table:table-cell>
          <table:table-cell table:style-name="ce2" office:value-type="string" calcext:value-type="string">
            <text:p>MENU_ACELEROMETRO_PRINTGRAFIC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12])" office:value-type="string" office:string-value="menu_acelerometro_printgrafico," calcext:value-type="string">
            <text:p>menu_acelerometro_printgrafico,</text:p>
          </table:table-cell>
          <table:table-cell table:formula="of:=CONCATENATE(&quot;{&quot;;[.C12];[.D12];[.E12];[.F12];[.G12];[.H12];&quot;},&quot;)" office:value-type="string" office:string-value="{MENU_TEMPERATURA_PPAL,MENU_RGB_PPAL,MENU_NONE,MENU_NONE,MENU_NONE,menu_acelerometro_printgrafico,}," calcext:value-type="string">
            <text:p>{MENU_TEMPERATURA_PPAL,MENU_RGB_PPAL,MENU_NONE,MENU_NONE,MENU_NONE,menu_acelerometro_printgrafico,},</text:p>
          </table:table-cell>
          <table:table-cell table:formula="of:=CONCATENATE(&quot;void &quot;;[.H12];&quot;(enum Cmd_e cmd);&quot;)" office:value-type="string" office:string-value="void menu_acelerometro_printgrafico,(enum Cmd_e cmd);" calcext:value-type="string">
            <text:p>void menu_acelerometro_printgrafico,(enum Cmd_e cmd);</text:p>
          </table:table-cell>
          <table:table-cell table:number-columns-repeated="1014"/>
        </table:table-row>
        <table:table-row table:style-name="ro1">
          <table:table-cell table:formula="of:=+[.A12]+1" office:value-type="float" office:value="11" calcext:value-type="float">
            <text:p>11</text:p>
          </table:table-cell>
          <table:table-cell table:style-name="ce2" office:value-type="string" calcext:value-type="string">
            <text:p>MENU_ACELEROMETRO_EXIT,</text:p>
          </table:table-cell>
          <table:table-cell table:number-columns-repeated="5" table:style-name="ce2" office:value-type="string" calcext:value-type="string">
            <text:p>MENU_NONE,</text:p>
          </table:table-cell>
          <table:table-cell table:style-name="ce17" office:value-type="string" calcext:value-type="string">
            <text:p>menu_acelerometro_exit</text:p>
          </table:table-cell>
          <table:table-cell table:formula="of:=CONCATENATE(&quot;{&quot;;[.C13];[.D13];[.E13];[.F13];[.G13];[.H13];&quot;},&quot;)" office:value-type="string" office:string-value="{MENU_NONE,MENU_NONE,MENU_NONE,MENU_NONE,MENU_NONE,menu_acelerometro_exit}," calcext:value-type="string">
            <text:p>{MENU_NONE,MENU_NONE,MENU_NONE,MENU_NONE,MENU_NONE,menu_acelerometro_exit},</text:p>
          </table:table-cell>
          <table:table-cell table:formula="of:=CONCATENATE(&quot;void &quot;;[.H13];&quot;(enum Cmd_e cmd);&quot;)" office:value-type="string" office:string-value="void menu_acelerometro_exit(enum Cmd_e cmd);" calcext:value-type="string">
            <text:p>void menu_acelerometro_exit(enum Cmd_e cmd);</text:p>
          </table:table-cell>
          <table:table-cell table:number-columns-repeated="1014"/>
        </table:table-row>
        <table:table-row table:style-name="ro1">
          <table:table-cell table:formula="of:=+[.A13]+1" office:value-type="float" office:value="12" calcext:value-type="float">
            <text:p>12</text:p>
          </table:table-cell>
          <table:table-cell table:style-name="ce1" office:value-type="string" calcext:value-type="string">
            <text:p>MENU_RGB_PPAL,</text:p>
          </table:table-cell>
          <table:table-cell table:style-name="ce6" office:value-type="string" calcext:value-type="string">
            <text:p>MENU_ACELEROMETRO_PPAL,</text:p>
          </table:table-cell>
          <table:table-cell table:style-name="ce6" office:value-type="string" calcext:value-type="string">
            <text:p>MENU_SPEAKER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RGB_SELR,</text:p>
          </table:table-cell>
          <table:table-cell table:style-name="ce17" table:formula="of:=LOWER([.B14])" office:value-type="string" office:string-value="menu_rgb_ppal," calcext:value-type="string">
            <text:p>menu_rgb_ppal,</text:p>
          </table:table-cell>
          <table:table-cell table:formula="of:=CONCATENATE(&quot;{&quot;;[.C14];[.D14];[.E14];[.F14];[.G14];[.H14];&quot;},&quot;)" office:value-type="string" office:string-value="{MENU_ACELEROMETRO_PPAL,MENU_SPEAKER_PPAL,MENU_NONE,MENU_NONE,MENU_RGB_SELR,menu_rgb_ppal,}," calcext:value-type="string">
            <text:p>{MENU_ACELEROMETRO_PPAL,MENU_SPEAKER_PPAL,MENU_NONE,MENU_NONE,MENU_RGB_SELR,menu_rgb_ppal,},</text:p>
          </table:table-cell>
          <table:table-cell table:formula="of:=CONCATENATE(&quot;void &quot;;[.H14];&quot;(enum Cmd_e cmd);&quot;)" office:value-type="string" office:string-value="void menu_rgb_ppal,(enum Cmd_e cmd);" calcext:value-type="string">
            <text:p>void menu_rgb_ppal,(enum Cmd_e cmd);</text:p>
          </table:table-cell>
          <table:table-cell table:number-columns-repeated="1014"/>
        </table:table-row>
        <table:table-row table:style-name="ro1">
          <table:table-cell table:formula="of:=+[.A14]+1" office:value-type="float" office:value="13" calcext:value-type="float">
            <text:p>13</text:p>
          </table:table-cell>
          <table:table-cell table:style-name="ce2" office:value-type="string" calcext:value-type="string">
            <text:p>MENU_RGB_SELR,</text:p>
          </table:table-cell>
          <table:table-cell table:style-name="ce3" office:value-type="string" calcext:value-type="string">
            <text:p>MENU_RGB_RMENOS,</text:p>
          </table:table-cell>
          <table:table-cell table:style-name="ce3" office:value-type="string" calcext:value-type="string">
            <text:p>MENU_RGB_RMAS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RGB_SELG,</text:p>
          </table:table-cell>
          <table:table-cell table:style-name="ce17" table:formula="of:=LOWER([.B15])" office:value-type="string" office:string-value="menu_rgb_selr," calcext:value-type="string">
            <text:p>menu_rgb_selr,</text:p>
          </table:table-cell>
          <table:table-cell table:formula="of:=CONCATENATE(&quot;{&quot;;[.C15];[.D15];[.E15];[.F15];[.G15];[.H15];&quot;},&quot;)" office:value-type="string" office:string-value="{MENU_RGB_RMENOS,MENU_RGB_RMAS,MENU_NONE,MENU_NONE,MENU_RGB_SELG,menu_rgb_selr,}," calcext:value-type="string">
            <text:p>{MENU_RGB_RMENOS,MENU_RGB_RMAS,MENU_NONE,MENU_NONE,MENU_RGB_SELG,menu_rgb_selr,},</text:p>
          </table:table-cell>
          <table:table-cell table:formula="of:=CONCATENATE(&quot;void &quot;;[.H15];&quot;(enum Cmd_e cmd);&quot;)" office:value-type="string" office:string-value="void menu_rgb_selr,(enum Cmd_e cmd);" calcext:value-type="string">
            <text:p>void menu_rgb_selr,(enum Cmd_e cmd);</text:p>
          </table:table-cell>
          <table:table-cell table:number-columns-repeated="1014"/>
        </table:table-row>
        <table:table-row table:style-name="ro1">
          <table:table-cell table:formula="of:=+[.A15]+1" office:value-type="float" office:value="14" calcext:value-type="float">
            <text:p>14</text:p>
          </table:table-cell>
          <table:table-cell table:style-name="ce2" office:value-type="string" calcext:value-type="string">
            <text:p>MENU_RGB_SELG,</text:p>
          </table:table-cell>
          <table:table-cell table:style-name="ce3" office:value-type="string" calcext:value-type="string">
            <text:p>MENU_RGB_GMENOS,</text:p>
          </table:table-cell>
          <table:table-cell table:style-name="ce3" office:value-type="string" calcext:value-type="string">
            <text:p>MENU_RGB_GMAS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7" office:value-type="string" calcext:value-type="string">
            <text:p>MENU_RGB_SELB,</text:p>
          </table:table-cell>
          <table:table-cell table:style-name="ce17" table:formula="of:=LOWER([.B16])" office:value-type="string" office:string-value="menu_rgb_selg," calcext:value-type="string">
            <text:p>menu_rgb_selg,</text:p>
          </table:table-cell>
          <table:table-cell table:formula="of:=CONCATENATE(&quot;{&quot;;[.C16];[.D16];[.E16];[.F16];[.G16];[.H16];&quot;},&quot;)" office:value-type="string" office:string-value="{MENU_RGB_GMENOS,MENU_RGB_GMAS,MENU_NONE,MENU_NONE,MENU_RGB_SELB,menu_rgb_selg,}," calcext:value-type="string">
            <text:p>{MENU_RGB_GMENOS,MENU_RGB_GMAS,MENU_NONE,MENU_NONE,MENU_RGB_SELB,menu_rgb_selg,},</text:p>
          </table:table-cell>
          <table:table-cell table:formula="of:=CONCATENATE(&quot;void &quot;;[.H16];&quot;(enum Cmd_e cmd);&quot;)" office:value-type="string" office:string-value="void menu_rgb_selg,(enum Cmd_e cmd);" calcext:value-type="string">
            <text:p>void menu_rgb_selg,(enum Cmd_e cmd);</text:p>
          </table:table-cell>
          <table:table-cell table:number-columns-repeated="1014"/>
        </table:table-row>
        <table:table-row table:style-name="ro1">
          <table:table-cell table:formula="of:=+[.A16]+1" office:value-type="float" office:value="15" calcext:value-type="float">
            <text:p>15</text:p>
          </table:table-cell>
          <table:table-cell table:style-name="ce2" office:value-type="string" calcext:value-type="string">
            <text:p>MENU_RGB_SELB,</text:p>
          </table:table-cell>
          <table:table-cell table:style-name="ce3" office:value-type="string" calcext:value-type="string">
            <text:p>MENU_RGB_BMENOS,</text:p>
          </table:table-cell>
          <table:table-cell table:style-name="ce3" office:value-type="string" calcext:value-type="string">
            <text:p>MENU_RGB_BMAS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6" office:value-type="string" calcext:value-type="string">
            <text:p>MENU_SPEAKER_PPAL,</text:p>
          </table:table-cell>
          <table:table-cell table:style-name="ce17" table:formula="of:=LOWER([.B17])" office:value-type="string" office:string-value="menu_rgb_selb," calcext:value-type="string">
            <text:p>menu_rgb_selb,</text:p>
          </table:table-cell>
          <table:table-cell table:formula="of:=CONCATENATE(&quot;{&quot;;[.C17];[.D17];[.E17];[.F17];[.G17];[.H17];&quot;},&quot;)" office:value-type="string" office:string-value="{MENU_RGB_BMENOS,MENU_RGB_BMAS,MENU_NONE,MENU_NONE,MENU_SPEAKER_PPAL,menu_rgb_selb,}," calcext:value-type="string">
            <text:p>{MENU_RGB_BMENOS,MENU_RGB_BMAS,MENU_NONE,MENU_NONE,MENU_SPEAKER_PPAL,menu_rgb_selb,},</text:p>
          </table:table-cell>
          <table:table-cell table:formula="of:=CONCATENATE(&quot;void &quot;;[.H17];&quot;(enum Cmd_e cmd);&quot;)" office:value-type="string" office:string-value="void menu_rgb_selb,(enum Cmd_e cmd);" calcext:value-type="string">
            <text:p>void menu_rgb_selb,(enum Cmd_e cmd);</text:p>
          </table:table-cell>
          <table:table-cell table:number-columns-repeated="1014"/>
        </table:table-row>
        <table:table-row table:style-name="ro1">
          <table:table-cell table:formula="of:=+[.A17]+1" office:value-type="float" office:value="16" calcext:value-type="float">
            <text:p>16</text:p>
          </table:table-cell>
          <table:table-cell table:style-name="ce2" office:value-type="string" calcext:value-type="string">
            <text:p>MENU_RGB_EXIT</text:p>
          </table:table-cell>
          <table:table-cell table:number-columns-repeated="5" table:style-name="ce2" office:value-type="string" calcext:value-type="string">
            <text:p>MENU_NONE,</text:p>
          </table:table-cell>
          <table:table-cell table:style-name="ce18" office:value-type="string" calcext:value-type="string">
            <text:p>menu_rgb_exit</text:p>
          </table:table-cell>
          <table:table-cell table:formula="of:=CONCATENATE(&quot;{&quot;;[.C18];[.D18];[.E18];[.F18];[.G18];[.H18];&quot;},&quot;)" office:value-type="string" office:string-value="{MENU_NONE,MENU_NONE,MENU_NONE,MENU_NONE,MENU_NONE,menu_rgb_exit}," calcext:value-type="string">
            <text:p>{MENU_NONE,MENU_NONE,MENU_NONE,MENU_NONE,MENU_NONE,menu_rgb_exit},</text:p>
          </table:table-cell>
          <table:table-cell table:formula="of:=CONCATENATE(&quot;void &quot;;[.H18];&quot;(enum Cmd_e cmd);&quot;)" office:value-type="string" office:string-value="void menu_rgb_exit(enum Cmd_e cmd);" calcext:value-type="string">
            <text:p>void menu_rgb_exit(enum Cmd_e cmd);</text:p>
          </table:table-cell>
          <table:table-cell table:number-columns-repeated="1014"/>
        </table:table-row>
        <table:table-row table:style-name="ro1">
          <table:table-cell table:formula="of:=+[.A18]+1" office:value-type="float" office:value="17" calcext:value-type="float">
            <text:p>17</text:p>
          </table:table-cell>
          <table:table-cell table:style-name="ce1" office:value-type="string" calcext:value-type="string">
            <text:p>MENU_SPEAKER_PPAL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7" office:value-type="string" calcext:value-type="string">
            <text:p>MENU_SPEAKER_SELBIP1,</text:p>
          </table:table-cell>
          <table:table-cell table:style-name="ce17" table:formula="of:=LOWER([.B19])" office:value-type="string" office:string-value="menu_speaker_ppal," calcext:value-type="string">
            <text:p>menu_speaker_ppal,</text:p>
          </table:table-cell>
          <table:table-cell table:formula="of:=CONCATENATE(&quot;{&quot;;[.C19];[.D19];[.E19];[.F19];[.G19];[.H19];&quot;},&quot;)" office:value-type="string" office:string-value="{MENU_RGB_PPAL,MENU_SIGNALS_PPAL,MENU_NONE,MENU_NONE,MENU_SPEAKER_SELBIP1,menu_speaker_ppal,}," calcext:value-type="string">
            <text:p>{MENU_RGB_PPAL,MENU_SIGNALS_PPAL,MENU_NONE,MENU_NONE,MENU_SPEAKER_SELBIP1,menu_speaker_ppal,},</text:p>
          </table:table-cell>
          <table:table-cell table:formula="of:=CONCATENATE(&quot;void &quot;;[.H19];&quot;(enum Cmd_e cmd);&quot;)" office:value-type="string" office:string-value="void menu_speaker_ppal,(enum Cmd_e cmd);" calcext:value-type="string">
            <text:p>void menu_speaker_ppal,(enum Cmd_e cmd);</text:p>
          </table:table-cell>
          <table:table-cell table:number-columns-repeated="1014"/>
        </table:table-row>
        <table:table-row table:style-name="ro1">
          <table:table-cell table:formula="of:=+[.A19]+1" office:value-type="float" office:value="18" calcext:value-type="float">
            <text:p>18</text:p>
          </table:table-cell>
          <table:table-cell table:style-name="ce2" office:value-type="string" calcext:value-type="string">
            <text:p>MENU_SPEAKER_SELBIP1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NONE,</text:p>
          </table:table-cell>
          <table:table-cell table:style-name="ce2" office:value-type="string" calcext:value-type="string">
            <text:p>MENU_SPEAKER_SELBIP2,</text:p>
          </table:table-cell>
          <table:table-cell table:style-name="ce6" office:value-type="string" calcext:value-type="string">
            <text:p>MENU_SIGNALS_PPAL,</text:p>
          </table:table-cell>
          <table:table-cell table:style-name="ce17" table:formula="of:=LOWER([.B20])" office:value-type="string" office:string-value="menu_speaker_selbip1," calcext:value-type="string">
            <text:p>menu_speaker_selbip1,</text:p>
          </table:table-cell>
          <table:table-cell table:formula="of:=CONCATENATE(&quot;{&quot;;[.C20];[.D20];[.E20];[.F20];[.G20];[.H20];&quot;},&quot;)" office:value-type="string" office:string-value="{MENU_RGB_PPAL,MENU_SIGNALS_PPAL,MENU_SPEAKER_SELBIPNONE,MENU_SPEAKER_SELBIP2,MENU_SIGNALS_PPAL,menu_speaker_selbip1,}," calcext:value-type="string">
            <text:p>{MENU_RGB_PPAL,MENU_SIGNALS_PPAL,MENU_SPEAKER_SELBIPNONE,MENU_SPEAKER_SELBIP2,MENU_SIGNALS_PPAL,menu_speaker_selbip1,},</text:p>
          </table:table-cell>
          <table:table-cell table:formula="of:=CONCATENATE(&quot;void &quot;;[.H20];&quot;(enum Cmd_e cmd);&quot;)" office:value-type="string" office:string-value="void menu_speaker_selbip1,(enum Cmd_e cmd);" calcext:value-type="string">
            <text:p>void menu_speaker_selbip1,(enum Cmd_e cmd);</text:p>
          </table:table-cell>
          <table:table-cell table:number-columns-repeated="1014"/>
        </table:table-row>
        <table:table-row table:style-name="ro1">
          <table:table-cell table:formula="of:=+[.A20]+1" office:value-type="float" office:value="19" calcext:value-type="float">
            <text:p>19</text:p>
          </table:table-cell>
          <table:table-cell table:style-name="ce2" office:value-type="string" calcext:value-type="string">
            <text:p>MENU_SPEAKER_SELBIP2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1,</text:p>
          </table:table-cell>
          <table:table-cell table:style-name="ce2" office:value-type="string" calcext:value-type="string">
            <text:p>MENU_SPEAKER_SELBIP3,</text:p>
          </table:table-cell>
          <table:table-cell table:style-name="ce6" office:value-type="string" calcext:value-type="string">
            <text:p>MENU_SIGNALS_PPAL,</text:p>
          </table:table-cell>
          <table:table-cell table:style-name="ce17" table:formula="of:=LOWER([.B21])" office:value-type="string" office:string-value="menu_speaker_selbip2," calcext:value-type="string">
            <text:p>menu_speaker_selbip2,</text:p>
          </table:table-cell>
          <table:table-cell table:formula="of:=CONCATENATE(&quot;{&quot;;[.C21];[.D21];[.E21];[.F21];[.G21];[.H21];&quot;},&quot;)" office:value-type="string" office:string-value="{MENU_RGB_PPAL,MENU_SIGNALS_PPAL,MENU_SPEAKER_SELBIP1,MENU_SPEAKER_SELBIP3,MENU_SIGNALS_PPAL,menu_speaker_selbip2,}," calcext:value-type="string">
            <text:p>{MENU_RGB_PPAL,MENU_SIGNALS_PPAL,MENU_SPEAKER_SELBIP1,MENU_SPEAKER_SELBIP3,MENU_SIGNALS_PPAL,menu_speaker_selbip2,},</text:p>
          </table:table-cell>
          <table:table-cell table:formula="of:=CONCATENATE(&quot;void &quot;;[.H21];&quot;(enum Cmd_e cmd);&quot;)" office:value-type="string" office:string-value="void menu_speaker_selbip2,(enum Cmd_e cmd);" calcext:value-type="string">
            <text:p>void menu_speaker_selbip2,(enum Cmd_e cmd);</text:p>
          </table:table-cell>
          <table:table-cell table:number-columns-repeated="1014"/>
        </table:table-row>
        <table:table-row table:style-name="ro1">
          <table:table-cell table:formula="of:=+[.A21]+1" office:value-type="float" office:value="20" calcext:value-type="float">
            <text:p>20</text:p>
          </table:table-cell>
          <table:table-cell table:style-name="ce2" office:value-type="string" calcext:value-type="string">
            <text:p>MENU_SPEAKER_SELBIP3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2,</text:p>
          </table:table-cell>
          <table:table-cell table:style-name="ce2" office:value-type="string" calcext:value-type="string">
            <text:p>MENU_SPEAKER_SELBIPNONE,</text:p>
          </table:table-cell>
          <table:table-cell table:style-name="ce6" office:value-type="string" calcext:value-type="string">
            <text:p>MENU_SIGNALS_PPAL,</text:p>
          </table:table-cell>
          <table:table-cell table:style-name="ce17" table:formula="of:=LOWER([.B22])" office:value-type="string" office:string-value="menu_speaker_selbip3," calcext:value-type="string">
            <text:p>menu_speaker_selbip3,</text:p>
          </table:table-cell>
          <table:table-cell table:formula="of:=CONCATENATE(&quot;{&quot;;[.C22];[.D22];[.E22];[.F22];[.G22];[.H22];&quot;},&quot;)" office:value-type="string" office:string-value="{MENU_RGB_PPAL,MENU_SIGNALS_PPAL,MENU_SPEAKER_SELBIP2,MENU_SPEAKER_SELBIPNONE,MENU_SIGNALS_PPAL,menu_speaker_selbip3,}," calcext:value-type="string">
            <text:p>{MENU_RGB_PPAL,MENU_SIGNALS_PPAL,MENU_SPEAKER_SELBIP2,MENU_SPEAKER_SELBIPNONE,MENU_SIGNALS_PPAL,menu_speaker_selbip3,},</text:p>
          </table:table-cell>
          <table:table-cell table:formula="of:=CONCATENATE(&quot;void &quot;;[.H22];&quot;(enum Cmd_e cmd);&quot;)" office:value-type="string" office:string-value="void menu_speaker_selbip3,(enum Cmd_e cmd);" calcext:value-type="string">
            <text:p>void menu_speaker_selbip3,(enum Cmd_e cmd);</text:p>
          </table:table-cell>
          <table:table-cell table:number-columns-repeated="1014"/>
        </table:table-row>
        <table:table-row table:style-name="ro1">
          <table:table-cell table:formula="of:=+[.A22]+1" office:value-type="float" office:value="21" calcext:value-type="float">
            <text:p>21</text:p>
          </table:table-cell>
          <table:table-cell table:style-name="ce2" office:value-type="string" calcext:value-type="string">
            <text:p>MENU_SPEAKER_SELBIPNONE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3,</text:p>
          </table:table-cell>
          <table:table-cell table:style-name="ce2" office:value-type="string" calcext:value-type="string">
            <text:p>MENU_SPEAKER_SELBIP1,</text:p>
          </table:table-cell>
          <table:table-cell table:style-name="ce6" office:value-type="string" calcext:value-type="string">
            <text:p>MENU_SIGNALS_PPAL,</text:p>
          </table:table-cell>
          <table:table-cell table:style-name="ce17" table:formula="of:=LOWER([.B23])" office:value-type="string" office:string-value="menu_speaker_selbipnone," calcext:value-type="string">
            <text:p>menu_speaker_selbipnone,</text:p>
          </table:table-cell>
          <table:table-cell table:formula="of:=CONCATENATE(&quot;{&quot;;[.C23];[.D23];[.E23];[.F23];[.G23];[.H23];&quot;},&quot;)" office:value-type="string" office:string-value="{MENU_RGB_PPAL,MENU_SIGNALS_PPAL,MENU_SPEAKER_SELBIP3,MENU_SPEAKER_SELBIP1,MENU_SIGNALS_PPAL,menu_speaker_selbipnone,}," calcext:value-type="string">
            <text:p>{MENU_RGB_PPAL,MENU_SIGNALS_PPAL,MENU_SPEAKER_SELBIP3,MENU_SPEAKER_SELBIP1,MENU_SIGNALS_PPAL,menu_speaker_selbipnone,},</text:p>
          </table:table-cell>
          <table:table-cell table:formula="of:=CONCATENATE(&quot;void &quot;;[.H23];&quot;(enum Cmd_e cmd);&quot;)" office:value-type="string" office:string-value="void menu_speaker_selbipnone,(enum Cmd_e cmd);" calcext:value-type="string">
            <text:p>void menu_speaker_selbipnone,(enum Cmd_e cmd);</text:p>
          </table:table-cell>
          <table:table-cell table:number-columns-repeated="1014"/>
        </table:table-row>
        <table:table-row table:style-name="ro1">
          <table:table-cell table:formula="of:=+[.A23]+1" office:value-type="float" office:value="22" calcext:value-type="float">
            <text:p>22</text:p>
          </table:table-cell>
          <table:table-cell table:style-name="ce1" office:value-type="string" calcext:value-type="string">
            <text:p>MENU_SIGNALS_PPAL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7" office:value-type="string" calcext:value-type="string">
            <text:p>MENU_SIGNALS_SELSQUAREWAVE,</text:p>
          </table:table-cell>
          <table:table-cell table:style-name="ce17" table:formula="of:=LOWER([.B24])" office:value-type="string" office:string-value="menu_signals_ppal," calcext:value-type="string">
            <text:p>menu_signals_ppal,</text:p>
          </table:table-cell>
          <table:table-cell table:formula="of:=CONCATENATE(&quot;{&quot;;[.C24];[.D24];[.E24];[.F24];[.G24];[.H24];&quot;},&quot;)" office:value-type="string" office:string-value="{MENU_SPEAKER_PPAL,MENU_TEMPERATURA_PPAL,MENU_NONE,MENU_NONE,MENU_SIGNALS_SELSQUAREWAVE,menu_signals_ppal,}," calcext:value-type="string">
            <text:p>{MENU_SPEAKER_PPAL,MENU_TEMPERATURA_PPAL,MENU_NONE,MENU_NONE,MENU_SIGNALS_SELSQUAREWAVE,menu_signals_ppal,},</text:p>
          </table:table-cell>
          <table:table-cell table:formula="of:=CONCATENATE(&quot;void &quot;;[.H24];&quot;(enum Cmd_e cmd);&quot;)" office:value-type="string" office:string-value="void menu_signals_ppal,(enum Cmd_e cmd);" calcext:value-type="string">
            <text:p>void menu_signals_ppal,(enum Cmd_e cmd);</text:p>
          </table:table-cell>
          <table:table-cell table:number-columns-repeated="1014"/>
        </table:table-row>
        <table:table-row table:style-name="ro1">
          <table:table-cell table:formula="of:=+[.A24]+1" office:value-type="float" office:value="23" calcext:value-type="float">
            <text:p>23</text:p>
          </table:table-cell>
          <table:table-cell table:style-name="ce2" office:value-type="string" calcext:value-type="string">
            <text:p>MENU_SIGNALS_SELSQUAR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2" table:style-name="ce2" office:value-type="string" calcext:value-type="string">
            <text:p>MENU_SIGNALS_SELSINEWAVE,</text:p>
          </table:table-cell>
          <table:table-cell table:style-name="ce2" office:value-type="string" calcext:value-type="string">
            <text:p>MENU_SIGNALS_PRINTSQUAREWAVE,</text:p>
          </table:table-cell>
          <table:table-cell table:style-name="ce17" table:formula="of:=LOWER([.B25])" office:value-type="string" office:string-value="menu_signals_selsquarewave," calcext:value-type="string">
            <text:p>menu_signals_selsquarewave,</text:p>
          </table:table-cell>
          <table:table-cell table:formula="of:=CONCATENATE(&quot;{&quot;;[.C25];[.D25];[.E25];[.F25];[.G25];[.H25];&quot;},&quot;)" office:value-type="string" office:string-value="{MENU_SPEAKER_PPAL,MENU_TEMPERATURA_PPAL,MENU_SIGNALS_SELSINEWAVE,MENU_SIGNALS_SELSINEWAVE,MENU_SIGNALS_PRINTSQUAREWAVE,menu_signals_selsquarewave,}," calcext:value-type="string">
            <text:p>{MENU_SPEAKER_PPAL,MENU_TEMPERATURA_PPAL,MENU_SIGNALS_SELSINEWAVE,MENU_SIGNALS_SELSINEWAVE,MENU_SIGNALS_PRINTSQUAREWAVE,menu_signals_selsquarewave,},</text:p>
          </table:table-cell>
          <table:table-cell table:formula="of:=CONCATENATE(&quot;void &quot;;[.H25];&quot;(enum Cmd_e cmd);&quot;)" office:value-type="string" office:string-value="void menu_signals_selsquarewave,(enum Cmd_e cmd);" calcext:value-type="string">
            <text:p>void menu_signals_selsquarewave,(enum Cmd_e cmd);</text:p>
          </table:table-cell>
          <table:table-cell table:number-columns-repeated="1014"/>
        </table:table-row>
        <table:table-row table:style-name="ro1">
          <table:table-cell table:formula="of:=+[.A25]+1" office:value-type="float" office:value="24" calcext:value-type="float">
            <text:p>24</text:p>
          </table:table-cell>
          <table:table-cell table:style-name="ce2" office:value-type="string" calcext:value-type="string">
            <text:p>MENU_SIGNALS_SELSIN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2" table:style-name="ce2" office:value-type="string" calcext:value-type="string">
            <text:p>MENU_SIGNALS_SELSQUAREWAVE,</text:p>
          </table:table-cell>
          <table:table-cell table:style-name="ce2" office:value-type="string" calcext:value-type="string">
            <text:p>MENU_SIGNALS_PRINTSINEWAVE,</text:p>
          </table:table-cell>
          <table:table-cell table:style-name="ce17" table:formula="of:=LOWER([.B26])" office:value-type="string" office:string-value="menu_signals_selsinewave," calcext:value-type="string">
            <text:p>menu_signals_selsinewave,</text:p>
          </table:table-cell>
          <table:table-cell table:formula="of:=CONCATENATE(&quot;{&quot;;[.C26];[.D26];[.E26];[.F26];[.G26];[.H26];&quot;},&quot;)" office:value-type="string" office:string-value="{MENU_SPEAKER_PPAL,MENU_TEMPERATURA_PPAL,MENU_SIGNALS_SELSQUAREWAVE,MENU_SIGNALS_SELSQUAREWAVE,MENU_SIGNALS_PRINTSINEWAVE,menu_signals_selsinewave,}," calcext:value-type="string">
            <text:p>{MENU_SPEAKER_PPAL,MENU_TEMPERATURA_PPAL,MENU_SIGNALS_SELSQUAREWAVE,MENU_SIGNALS_SELSQUAREWAVE,MENU_SIGNALS_PRINTSINEWAVE,menu_signals_selsinewave,},</text:p>
          </table:table-cell>
          <table:table-cell table:formula="of:=CONCATENATE(&quot;void &quot;;[.H26];&quot;(enum Cmd_e cmd);&quot;)" office:value-type="string" office:string-value="void menu_signals_selsinewave,(enum Cmd_e cmd);" calcext:value-type="string">
            <text:p>void menu_signals_selsinewave,(enum Cmd_e cmd);</text:p>
          </table:table-cell>
          <table:table-cell table:number-columns-repeated="1014"/>
        </table:table-row>
        <table:table-row table:style-name="ro1">
          <table:table-cell table:formula="of:=+[.A26]+1" office:value-type="float" office:value="25" calcext:value-type="float">
            <text:p>25</text:p>
          </table:table-cell>
          <table:table-cell table:style-name="ce2" office:value-type="string" calcext:value-type="string">
            <text:p>MENU_SIGNALS_PRINTSQUAREWAVE,</text:p>
          </table:table-cell>
          <table:table-cell table:number-columns-repeated="2" table:style-name="ce2" office:value-type="string" calcext:value-type="string">
            <text:p>MENU_SIGNALS_EXIT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27])" office:value-type="string" office:string-value="menu_signals_printsquarewave," calcext:value-type="string">
            <text:p>menu_signals_printsquarewave,</text:p>
          </table:table-cell>
          <table:table-cell table:formula="of:=CONCATENATE(&quot;{&quot;;[.C27];[.D27];[.E27];[.F27];[.G27];[.H27];&quot;},&quot;)" office:value-type="string" office:string-value="{MENU_SIGNALS_EXIT,MENU_SIGNALS_EXIT,MENU_NONE,MENU_NONE,MENU_NONE,menu_signals_printsquarewave,}," calcext:value-type="string">
            <text:p>{MENU_SIGNALS_EXIT,MENU_SIGNALS_EXIT,MENU_NONE,MENU_NONE,MENU_NONE,menu_signals_printsquarewave,},</text:p>
          </table:table-cell>
          <table:table-cell table:formula="of:=CONCATENATE(&quot;void &quot;;[.H27];&quot;(enum Cmd_e cmd);&quot;)" office:value-type="string" office:string-value="void menu_signals_printsquarewave,(enum Cmd_e cmd);" calcext:value-type="string">
            <text:p>void menu_signals_printsquarewave,(enum Cmd_e cmd);</text:p>
          </table:table-cell>
          <table:table-cell table:number-columns-repeated="1014"/>
        </table:table-row>
        <table:table-row table:style-name="ro1">
          <table:table-cell table:formula="of:=+[.A27]+1" office:value-type="float" office:value="26" calcext:value-type="float">
            <text:p>26</text:p>
          </table:table-cell>
          <table:table-cell table:style-name="ce2" office:value-type="string" calcext:value-type="string">
            <text:p>MENU_SIGNALS_PRINTSINEWAVE,</text:p>
          </table:table-cell>
          <table:table-cell table:number-columns-repeated="2" table:style-name="ce2" office:value-type="string" calcext:value-type="string">
            <text:p>MENU_SIGNALS_EXIT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28])" office:value-type="string" office:string-value="menu_signals_printsinewave," calcext:value-type="string">
            <text:p>menu_signals_printsinewave,</text:p>
          </table:table-cell>
          <table:table-cell table:formula="of:=CONCATENATE(&quot;{&quot;;[.C28];[.D28];[.E28];[.F28];[.G28];[.H28];&quot;},&quot;)" office:value-type="string" office:string-value="{MENU_SIGNALS_EXIT,MENU_SIGNALS_EXIT,MENU_NONE,MENU_NONE,MENU_NONE,menu_signals_printsinewave,}," calcext:value-type="string">
            <text:p>{MENU_SIGNALS_EXIT,MENU_SIGNALS_EXIT,MENU_NONE,MENU_NONE,MENU_NONE,menu_signals_printsinewave,},</text:p>
          </table:table-cell>
          <table:table-cell table:formula="of:=CONCATENATE(&quot;void &quot;;[.H28];&quot;(enum Cmd_e cmd);&quot;)" office:value-type="string" office:string-value="void menu_signals_printsinewave,(enum Cmd_e cmd);" calcext:value-type="string">
            <text:p>void menu_signals_printsinewave,(enum Cmd_e cmd);</text:p>
          </table:table-cell>
          <table:table-cell table:number-columns-repeated="1014"/>
        </table:table-row>
        <table:table-row table:style-name="ro1">
          <table:table-cell table:formula="of:=+[.A28]+1" office:value-type="float" office:value="27" calcext:value-type="float">
            <text:p>27</text:p>
          </table:table-cell>
          <table:table-cell table:style-name="ce2" office:value-type="string" calcext:value-type="string">
            <text:p>MENU_SIGNALS_EXIT,</text:p>
          </table:table-cell>
          <table:table-cell table:number-columns-repeated="5" table:style-name="ce2" office:value-type="string" calcext:value-type="string">
            <text:p>MENU_NONE,</text:p>
          </table:table-cell>
          <table:table-cell table:style-name="ce17" office:value-type="string" calcext:value-type="string">
            <text:p>menu_signals_exit</text:p>
          </table:table-cell>
          <table:table-cell table:formula="of:=CONCATENATE(&quot;{&quot;;[.C29];[.D29];[.E29];[.F29];[.G29];[.H29];&quot;},&quot;)" office:value-type="string" office:string-value="{MENU_NONE,MENU_NONE,MENU_NONE,MENU_NONE,MENU_NONE,menu_signals_exit}," calcext:value-type="string">
            <text:p>{MENU_NONE,MENU_NONE,MENU_NONE,MENU_NONE,MENU_NONE,menu_signals_exit},</text:p>
          </table:table-cell>
          <table:table-cell table:formula="of:=CONCATENATE(&quot;void &quot;;[.H29];&quot;(enum Cmd_e cmd);&quot;)" office:value-type="string" office:string-value="void menu_signals_exit(enum Cmd_e cmd);" calcext:value-type="string">
            <text:p>void menu_signals_exit(enum Cmd_e cmd);</text:p>
          </table:table-cell>
          <table:table-cell table:number-columns-repeated="1014"/>
        </table:table-row>
        <table:table-row table:style-name="ro1">
          <table:table-cell table:formula="of:=+[.A29]+1" office:value-type="float" office:value="28" calcext:value-type="float">
            <text:p>28</text:p>
          </table:table-cell>
          <table:table-cell table:number-columns-repeated="2" table:style-name="ce3" office:value-type="string" calcext:value-type="string">
            <text:p>MENU_RGB_RMENOS,</text:p>
          </table:table-cell>
          <table:table-cell table:style-name="ce3" office:value-type="string" calcext:value-type="string">
            <text:p>MENU_RGB_R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30])" office:value-type="string" office:string-value="menu_rgb_rmenos," calcext:value-type="string">
            <text:p>menu_rgb_rmenos,</text:p>
          </table:table-cell>
          <table:table-cell table:formula="of:=CONCATENATE(&quot;{&quot;;[.C30];[.D30];[.E30];[.F30];[.G30];[.H30];&quot;},&quot;)" office:value-type="string" office:string-value="{MENU_RGB_RMENOS,MENU_RGB_RMAS,MENU_NONE,MENU_NONE,MENU_NONE,menu_rgb_rmenos,}," calcext:value-type="string">
            <text:p>{MENU_RGB_RMENOS,MENU_RGB_RMAS,MENU_NONE,MENU_NONE,MENU_NONE,menu_rgb_rmenos,},</text:p>
          </table:table-cell>
          <table:table-cell table:formula="of:=CONCATENATE(&quot;void &quot;;[.H30];&quot;(enum Cmd_e cmd);&quot;)" office:value-type="string" office:string-value="void menu_rgb_rmenos,(enum Cmd_e cmd);" calcext:value-type="string">
            <text:p>void menu_rgb_rmenos,(enum Cmd_e cmd);</text:p>
          </table:table-cell>
          <table:table-cell table:number-columns-repeated="1014"/>
        </table:table-row>
        <table:table-row table:style-name="ro1">
          <table:table-cell table:formula="of:=+[.A30]+1" office:value-type="float" office:value="29" calcext:value-type="float">
            <text:p>29</text:p>
          </table:table-cell>
          <table:table-cell table:style-name="ce3" office:value-type="string" calcext:value-type="string">
            <text:p>MENU_RGB_RMAS,</text:p>
          </table:table-cell>
          <table:table-cell table:style-name="ce3" office:value-type="string" calcext:value-type="string">
            <text:p>MENU_RGB_RMENOS,</text:p>
          </table:table-cell>
          <table:table-cell table:style-name="ce3" office:value-type="string" calcext:value-type="string">
            <text:p>MENU_RGB_R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31])" office:value-type="string" office:string-value="menu_rgb_rmas," calcext:value-type="string">
            <text:p>menu_rgb_rmas,</text:p>
          </table:table-cell>
          <table:table-cell table:formula="of:=CONCATENATE(&quot;{&quot;;[.C31];[.D31];[.E31];[.F31];[.G31];[.H31];&quot;},&quot;)" office:value-type="string" office:string-value="{MENU_RGB_RMENOS,MENU_RGB_RMAS,MENU_NONE,MENU_NONE,MENU_NONE,menu_rgb_rmas,}," calcext:value-type="string">
            <text:p>{MENU_RGB_RMENOS,MENU_RGB_RMAS,MENU_NONE,MENU_NONE,MENU_NONE,menu_rgb_rmas,},</text:p>
          </table:table-cell>
          <table:table-cell table:formula="of:=CONCATENATE(&quot;void &quot;;[.H31];&quot;(enum Cmd_e cmd);&quot;)" office:value-type="string" office:string-value="void menu_rgb_rmas,(enum Cmd_e cmd);" calcext:value-type="string">
            <text:p>void menu_rgb_rmas,(enum Cmd_e cmd);</text:p>
          </table:table-cell>
          <table:table-cell table:number-columns-repeated="1014"/>
        </table:table-row>
        <table:table-row table:style-name="ro1">
          <table:table-cell table:formula="of:=+[.A31]+1" office:value-type="float" office:value="30" calcext:value-type="float">
            <text:p>30</text:p>
          </table:table-cell>
          <table:table-cell table:number-columns-repeated="2" table:style-name="ce3" office:value-type="string" calcext:value-type="string">
            <text:p>MENU_RGB_GMENOS,</text:p>
          </table:table-cell>
          <table:table-cell table:style-name="ce3" office:value-type="string" calcext:value-type="string">
            <text:p>MENU_RGB_G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32])" office:value-type="string" office:string-value="menu_rgb_gmenos," calcext:value-type="string">
            <text:p>menu_rgb_gmenos,</text:p>
          </table:table-cell>
          <table:table-cell table:formula="of:=CONCATENATE(&quot;{&quot;;[.C32];[.D32];[.E32];[.F32];[.G32];[.H32];&quot;},&quot;)" office:value-type="string" office:string-value="{MENU_RGB_GMENOS,MENU_RGB_GMAS,MENU_NONE,MENU_NONE,MENU_NONE,menu_rgb_gmenos,}," calcext:value-type="string">
            <text:p>{MENU_RGB_GMENOS,MENU_RGB_GMAS,MENU_NONE,MENU_NONE,MENU_NONE,menu_rgb_gmenos,},</text:p>
          </table:table-cell>
          <table:table-cell table:formula="of:=CONCATENATE(&quot;void &quot;;[.H32];&quot;(enum Cmd_e cmd);&quot;)" office:value-type="string" office:string-value="void menu_rgb_gmenos,(enum Cmd_e cmd);" calcext:value-type="string">
            <text:p>void menu_rgb_gmenos,(enum Cmd_e cmd);</text:p>
          </table:table-cell>
          <table:table-cell table:number-columns-repeated="1014"/>
        </table:table-row>
        <table:table-row table:style-name="ro1">
          <table:table-cell table:formula="of:=+[.A32]+1" office:value-type="float" office:value="31" calcext:value-type="float">
            <text:p>31</text:p>
          </table:table-cell>
          <table:table-cell table:style-name="ce3" office:value-type="string" calcext:value-type="string">
            <text:p>MENU_RGB_GMAS,</text:p>
          </table:table-cell>
          <table:table-cell table:style-name="ce3" office:value-type="string" calcext:value-type="string">
            <text:p>MENU_RGB_GMENOS,</text:p>
          </table:table-cell>
          <table:table-cell table:style-name="ce3" office:value-type="string" calcext:value-type="string">
            <text:p>MENU_RGB_G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33])" office:value-type="string" office:string-value="menu_rgb_gmas," calcext:value-type="string">
            <text:p>menu_rgb_gmas,</text:p>
          </table:table-cell>
          <table:table-cell table:formula="of:=CONCATENATE(&quot;{&quot;;[.C33];[.D33];[.E33];[.F33];[.G33];[.H33];&quot;},&quot;)" office:value-type="string" office:string-value="{MENU_RGB_GMENOS,MENU_RGB_GMAS,MENU_NONE,MENU_NONE,MENU_NONE,menu_rgb_gmas,}," calcext:value-type="string">
            <text:p>{MENU_RGB_GMENOS,MENU_RGB_GMAS,MENU_NONE,MENU_NONE,MENU_NONE,menu_rgb_gmas,},</text:p>
          </table:table-cell>
          <table:table-cell table:formula="of:=CONCATENATE(&quot;void &quot;;[.H33];&quot;(enum Cmd_e cmd);&quot;)" office:value-type="string" office:string-value="void menu_rgb_gmas,(enum Cmd_e cmd);" calcext:value-type="string">
            <text:p>void menu_rgb_gmas,(enum Cmd_e cmd);</text:p>
          </table:table-cell>
          <table:table-cell table:number-columns-repeated="1014"/>
        </table:table-row>
        <table:table-row table:style-name="ro1">
          <table:table-cell table:formula="of:=+[.A33]+1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MENU_RGB_BMENOS,</text:p>
          </table:table-cell>
          <table:table-cell table:style-name="ce3" office:value-type="string" calcext:value-type="string">
            <text:p>MENU_RGB_B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34])" office:value-type="string" office:string-value="menu_rgb_bmenos," calcext:value-type="string">
            <text:p>menu_rgb_bmenos,</text:p>
          </table:table-cell>
          <table:table-cell table:formula="of:=CONCATENATE(&quot;{&quot;;[.C34];[.D34];[.E34];[.F34];[.G34];[.H34];&quot;},&quot;)" office:value-type="string" office:string-value="{MENU_RGB_BMENOS,MENU_RGB_BMAS,MENU_NONE,MENU_NONE,MENU_NONE,menu_rgb_bmenos,}," calcext:value-type="string">
            <text:p>{MENU_RGB_BMENOS,MENU_RGB_BMAS,MENU_NONE,MENU_NONE,MENU_NONE,menu_rgb_bmenos,},</text:p>
          </table:table-cell>
          <table:table-cell table:formula="of:=CONCATENATE(&quot;void &quot;;[.H34];&quot;(enum Cmd_e cmd);&quot;)" office:value-type="string" office:string-value="void menu_rgb_bmenos,(enum Cmd_e cmd);" calcext:value-type="string">
            <text:p>void menu_rgb_bmenos,(enum Cmd_e cmd);</text:p>
          </table:table-cell>
          <table:table-cell table:number-columns-repeated="1014"/>
        </table:table-row>
        <table:table-row table:style-name="ro1">
          <table:table-cell table:formula="of:=+[.A34]+1" office:value-type="float" office:value="33" calcext:value-type="float">
            <text:p>33</text:p>
          </table:table-cell>
          <table:table-cell table:style-name="ce3" office:value-type="string" calcext:value-type="string">
            <text:p>MENU_RGB_BMAS,</text:p>
          </table:table-cell>
          <table:table-cell table:style-name="ce3" office:value-type="string" calcext:value-type="string">
            <text:p>MENU_RGB_BMENOS,</text:p>
          </table:table-cell>
          <table:table-cell table:style-name="ce3" office:value-type="string" calcext:value-type="string">
            <text:p>MENU_RGB_B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35])" office:value-type="string" office:string-value="menu_rgb_bmas," calcext:value-type="string">
            <text:p>menu_rgb_bmas,</text:p>
          </table:table-cell>
          <table:table-cell table:formula="of:=CONCATENATE(&quot;{&quot;;[.C35];[.D35];[.E35];[.F35];[.G35];[.H35];&quot;},&quot;)" office:value-type="string" office:string-value="{MENU_RGB_BMENOS,MENU_RGB_BMAS,MENU_NONE,MENU_NONE,MENU_NONE,menu_rgb_bmas,}," calcext:value-type="string">
            <text:p>{MENU_RGB_BMENOS,MENU_RGB_BMAS,MENU_NONE,MENU_NONE,MENU_NONE,menu_rgb_bmas,},</text:p>
          </table:table-cell>
          <table:table-cell table:formula="of:=CONCATENATE(&quot;void &quot;;[.H35];&quot;(enum Cmd_e cmd);&quot;)" office:value-type="string" office:string-value="void menu_rgb_bmas,(enum Cmd_e cmd);" calcext:value-type="string">
            <text:p>void menu_rgb_bmas,(enum Cmd_e cmd);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formula="of:=65536*256" office:value-type="float" office:value="16777216" calcext:value-type="float">
            <text:p>16777216</text:p>
          </table:table-cell>
          <table:table-cell table:formula="of:=[.E39]*0.1" office:value-type="float" office:value="1677721.6" calcext:value-type="float">
            <text:p>1677721,6</text:p>
          </table:table-cell>
          <table:table-cell table:formula="of:=[.F39]/60" office:value-type="float" office:value="27962.0266666667" calcext:value-type="float">
            <text:p>27962,0266666667</text:p>
          </table:table-cell>
          <table:table-cell table:formula="of:=[.G39]/60" office:value-type="float" office:value="466.033777777778" calcext:value-type="float">
            <text:p>466,033777777778</text:p>
          </table:table-cell>
          <table:table-cell table:formula="of:=[.H39]/24" office:value-type="float" office:value="19.4180740740741" calcext:value-type="float">
            <text:p>19,418074074074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o_Temperatura" table:style-name="ta2">
        <table:table-column table:style-name="co7" table:number-columns-repeated="2" table:default-cell-style-name="Default"/>
        <table:table-column table:style-name="co7" table:default-cell-style-name="ce22"/>
        <table:table-column table:style-name="co7" table:default-cell-style-name="ce23"/>
        <table:table-column table:style-name="co7" table:number-columns-repeated="3" table:default-cell-style-name="Default"/>
        <table:table-row table:style-name="ro1">
          <table:table-cell table:style-name="ce19" office:value-type="string" calcext:value-type="string">
            <text:p>step</text:p>
          </table:table-cell>
          <table:table-cell office:value-type="float" office:value="0.5" calcext:value-type="float">
            <text:p>0,5</text:p>
          </table:table-cell>
          <table:table-cell table:style-name="Default" office:value-type="string" calcext:value-type="string">
            <text:p>pixels x grad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max.temp</text:p>
          </table:table-cell>
          <table:table-cell office:value-type="float" office:value="35" calcext:value-type="float">
            <text:p>35</text:p>
          </table:table-cell>
          <table:table-cell table:style-name="Default" table:formula="of:=[.B4]/([.B2]-[.B3])" office:value-type="float" office:value="2.13333333333333" calcext:value-type="float">
            <text:p>2,1333333333333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min_temp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" office:value-type="string" calcext:value-type="string">
            <text:p>alto.pixels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temp</text:p>
          </table:table-cell>
          <table:table-cell table:style-name="ce20" office:value-type="string" calcext:value-type="string">
            <text:p>pix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,0</text:p>
          </table:table-cell>
          <table:table-cell table:formula="of:=[.$B$4]-[.$C$2]*([.C6]-[.$B$3])" office:value-type="float" office:value="32" calcext:value-type="float">
            <text:p>32</text:p>
          </table:table-cell>
          <table:table-cell/>
          <table:table-cell table:style-name="ce24" table:formula="of:=[.$B$4]-([.E6]-[.$B$3])-([.$C$2]*([.E6]-[.$B$3]))" office:value-type="float" office:value="94.6666666666667" calcext:value-type="float">
            <text:p>94,6666666666667</text:p>
          </table:table-cell>
          <table:table-cell/>
        </table:table-row>
        <table:table-row table:style-name="ro1">
          <table:table-cell table:number-columns-repeated="2"/>
          <table:table-cell table:formula="of:=+[.C6]+[.$B$1]" office:value-type="float" office:value="20.5" calcext:value-type="float">
            <text:p>20,5</text:p>
          </table:table-cell>
          <table:table-cell table:formula="of:=[.$B$4]-[.$C$2]*([.C7]-[.$B$3])" office:value-type="float" office:value="30.9333333333333" calcext:value-type="float">
            <text:p>30,9333333333333</text:p>
          </table:table-cell>
          <table:table-cell table:number-columns-repeated="2"/>
          <table:table-cell table:style-name="ce25"/>
        </table:table-row>
        <table:table-row table:style-name="ro1">
          <table:table-cell/>
          <table:table-cell table:style-name="ce21"/>
          <table:table-cell table:formula="of:=+[.C7]+[.$B$1]" office:value-type="float" office:value="21" calcext:value-type="float">
            <text:p>21,0</text:p>
          </table:table-cell>
          <table:table-cell table:formula="of:=[.$B$4]-[.$C$2]*([.C8]-[.$B$3])" office:value-type="float" office:value="29.8666666666667" calcext:value-type="float">
            <text:p>29,8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8]+[.$B$1]" office:value-type="float" office:value="21.5" calcext:value-type="float">
            <text:p>21,5</text:p>
          </table:table-cell>
          <table:table-cell table:formula="of:=[.$B$4]-[.$C$2]*([.C9]-[.$B$3])" office:value-type="float" office:value="28.8" calcext:value-type="float">
            <text:p>28,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9]+[.$B$1]" office:value-type="float" office:value="22" calcext:value-type="float">
            <text:p>22,0</text:p>
          </table:table-cell>
          <table:table-cell table:formula="of:=[.$B$4]-[.$C$2]*([.C10]-[.$B$3])" office:value-type="float" office:value="27.7333333333333" calcext:value-type="float">
            <text:p>27,7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0]+[.$B$1]" office:value-type="float" office:value="22.5" calcext:value-type="float">
            <text:p>22,5</text:p>
          </table:table-cell>
          <table:table-cell table:formula="of:=[.$B$4]-[.$C$2]*([.C11]-[.$B$3])" office:value-type="float" office:value="26.6666666666667" calcext:value-type="float">
            <text:p>26,6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1]+[.$B$1]" office:value-type="float" office:value="23" calcext:value-type="float">
            <text:p>23,0</text:p>
          </table:table-cell>
          <table:table-cell table:formula="of:=[.$B$4]-[.$C$2]*([.C12]-[.$B$3])" office:value-type="float" office:value="25.6" calcext:value-type="float">
            <text:p>25,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2]+[.$B$1]" office:value-type="float" office:value="23.5" calcext:value-type="float">
            <text:p>23,5</text:p>
          </table:table-cell>
          <table:table-cell table:formula="of:=[.$B$4]-[.$C$2]*([.C13]-[.$B$3])" office:value-type="float" office:value="24.5333333333333" calcext:value-type="float">
            <text:p>24,5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3]+[.$B$1]" office:value-type="float" office:value="24" calcext:value-type="float">
            <text:p>24,0</text:p>
          </table:table-cell>
          <table:table-cell table:formula="of:=[.$B$4]-[.$C$2]*([.C14]-[.$B$3])" office:value-type="float" office:value="23.4666666666667" calcext:value-type="float">
            <text:p>23,4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4]+[.$B$1]" office:value-type="float" office:value="24.5" calcext:value-type="float">
            <text:p>24,5</text:p>
          </table:table-cell>
          <table:table-cell table:formula="of:=[.$B$4]-[.$C$2]*([.C15]-[.$B$3])" office:value-type="float" office:value="22.4" calcext:value-type="float">
            <text:p>22,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5]+[.$B$1]" office:value-type="float" office:value="25" calcext:value-type="float">
            <text:p>25,0</text:p>
          </table:table-cell>
          <table:table-cell table:formula="of:=[.$B$4]-[.$C$2]*([.C16]-[.$B$3])" office:value-type="float" office:value="21.3333333333333" calcext:value-type="float">
            <text:p>21,3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6]+[.$B$1]" office:value-type="float" office:value="25.5" calcext:value-type="float">
            <text:p>25,5</text:p>
          </table:table-cell>
          <table:table-cell table:formula="of:=[.$B$4]-[.$C$2]*([.C17]-[.$B$3])" office:value-type="float" office:value="20.2666666666667" calcext:value-type="float">
            <text:p>20,2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7]+[.$B$1]" office:value-type="float" office:value="26" calcext:value-type="float">
            <text:p>26,0</text:p>
          </table:table-cell>
          <table:table-cell table:formula="of:=[.$B$4]-[.$C$2]*([.C18]-[.$B$3])" office:value-type="float" office:value="19.2" calcext:value-type="float">
            <text:p>19,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8]+[.$B$1]" office:value-type="float" office:value="26.5" calcext:value-type="float">
            <text:p>26,5</text:p>
          </table:table-cell>
          <table:table-cell table:formula="of:=[.$B$4]-[.$C$2]*([.C19]-[.$B$3])" office:value-type="float" office:value="18.1333333333334" calcext:value-type="float">
            <text:p>18,13333333333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9]+[.$B$1]" office:value-type="float" office:value="27" calcext:value-type="float">
            <text:p>27,0</text:p>
          </table:table-cell>
          <table:table-cell table:formula="of:=[.$B$4]-[.$C$2]*([.C20]-[.$B$3])" office:value-type="float" office:value="17.0666666666667" calcext:value-type="float">
            <text:p>17,0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0]+[.$B$1]" office:value-type="float" office:value="27.5" calcext:value-type="float">
            <text:p>27,5</text:p>
          </table:table-cell>
          <table:table-cell table:formula="of:=[.$B$4]-[.$C$2]*([.C21]-[.$B$3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1]+[.$B$1]" office:value-type="float" office:value="28" calcext:value-type="float">
            <text:p>28,0</text:p>
          </table:table-cell>
          <table:table-cell table:formula="of:=[.$B$4]-[.$C$2]*([.C22]-[.$B$3])" office:value-type="float" office:value="14.9333333333334" calcext:value-type="float">
            <text:p>14,93333333333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2]+[.$B$1]" office:value-type="float" office:value="28.5" calcext:value-type="float">
            <text:p>28,5</text:p>
          </table:table-cell>
          <table:table-cell table:formula="of:=[.$B$4]-[.$C$2]*([.C23]-[.$B$3])" office:value-type="float" office:value="13.8666666666667" calcext:value-type="float">
            <text:p>13,8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3]+[.$B$1]" office:value-type="float" office:value="29" calcext:value-type="float">
            <text:p>29,0</text:p>
          </table:table-cell>
          <table:table-cell table:formula="of:=[.$B$4]-[.$C$2]*([.C24]-[.$B$3])" office:value-type="float" office:value="12.8" calcext:value-type="float">
            <text:p>12,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4]+[.$B$1]" office:value-type="float" office:value="29.5" calcext:value-type="float">
            <text:p>29,5</text:p>
          </table:table-cell>
          <table:table-cell table:formula="of:=[.$B$4]-[.$C$2]*([.C25]-[.$B$3])" office:value-type="float" office:value="11.7333333333334" calcext:value-type="float">
            <text:p>11,73333333333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5]+[.$B$1]" office:value-type="float" office:value="30" calcext:value-type="float">
            <text:p>30,0</text:p>
          </table:table-cell>
          <table:table-cell table:formula="of:=[.$B$4]-[.$C$2]*([.C26]-[.$B$3])" office:value-type="float" office:value="10.6666666666667" calcext:value-type="float">
            <text:p>10,6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6]+[.$B$1]" office:value-type="float" office:value="30.5" calcext:value-type="float">
            <text:p>30,5</text:p>
          </table:table-cell>
          <table:table-cell table:formula="of:=[.$B$4]-[.$C$2]*([.C27]-[.$B$3])" office:value-type="float" office:value="9.60000000000003" calcext:value-type="float">
            <text:p>9,600000000000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7]+[.$B$1]" office:value-type="float" office:value="31" calcext:value-type="float">
            <text:p>31,0</text:p>
          </table:table-cell>
          <table:table-cell table:formula="of:=[.$B$4]-[.$C$2]*([.C28]-[.$B$3])" office:value-type="float" office:value="8.53333333333337" calcext:value-type="float">
            <text:p>8,5333333333333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8]+[.$B$1]" office:value-type="float" office:value="31.5" calcext:value-type="float">
            <text:p>31,5</text:p>
          </table:table-cell>
          <table:table-cell table:formula="of:=[.$B$4]-[.$C$2]*([.C29]-[.$B$3])" office:value-type="float" office:value="7.4666666666667" calcext:value-type="float">
            <text:p>7,4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9]+[.$B$1]" office:value-type="float" office:value="32" calcext:value-type="float">
            <text:p>32,0</text:p>
          </table:table-cell>
          <table:table-cell table:formula="of:=[.$B$4]-[.$C$2]*([.C30]-[.$B$3])" office:value-type="float" office:value="6.40000000000004" calcext:value-type="float">
            <text:p>6,400000000000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0]+[.$B$1]" office:value-type="float" office:value="32.5" calcext:value-type="float">
            <text:p>32,5</text:p>
          </table:table-cell>
          <table:table-cell table:formula="of:=[.$B$4]-[.$C$2]*([.C31]-[.$B$3])" office:value-type="float" office:value="5.33333333333337" calcext:value-type="float">
            <text:p>5,3333333333333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1]+[.$B$1]" office:value-type="float" office:value="33" calcext:value-type="float">
            <text:p>33,0</text:p>
          </table:table-cell>
          <table:table-cell table:formula="of:=[.$B$4]-[.$C$2]*([.C32]-[.$B$3])" office:value-type="float" office:value="4.26666666666671" calcext:value-type="float">
            <text:p>4,266666666666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2]+[.$B$1]" office:value-type="float" office:value="33.5" calcext:value-type="float">
            <text:p>33,5</text:p>
          </table:table-cell>
          <table:table-cell table:formula="of:=[.$B$4]-[.$C$2]*([.C33]-[.$B$3])" office:value-type="float" office:value="3.20000000000004" calcext:value-type="float">
            <text:p>3,200000000000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3]+[.$B$1]" office:value-type="float" office:value="34" calcext:value-type="float">
            <text:p>34,0</text:p>
          </table:table-cell>
          <table:table-cell table:formula="of:=[.$B$4]-[.$C$2]*([.C34]-[.$B$3])" office:value-type="float" office:value="2.13333333333338" calcext:value-type="float">
            <text:p>2,1333333333333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4]+[.$B$1]" office:value-type="float" office:value="34.5" calcext:value-type="float">
            <text:p>34,5</text:p>
          </table:table-cell>
          <table:table-cell table:formula="of:=[.$B$4]-[.$C$2]*([.C35]-[.$B$3])" office:value-type="float" office:value="1.06666666666671" calcext:value-type="float">
            <text:p>1,066666666666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5]+[.$B$1]" office:value-type="float" office:value="35" calcext:value-type="float">
            <text:p>35,0</text:p>
          </table:table-cell>
          <table:table-cell table:formula="of:=[.$B$4]-[.$C$2]*([.C36]-[.$B$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6]+[.$B$1]" office:value-type="float" office:value="35.5" calcext:value-type="float">
            <text:p>35,5</text:p>
          </table:table-cell>
          <table:table-cell table:formula="of:=[.$B$4]-[.$C$2]*([.C37]-[.$B$3])" office:value-type="float" office:value="-1.06666666666662" calcext:value-type="float">
            <text:p>-1,066666666666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7]+[.$B$1]" office:value-type="float" office:value="36" calcext:value-type="float">
            <text:p>36,0</text:p>
          </table:table-cell>
          <table:table-cell table:formula="of:=[.$B$4]-[.$C$2]*([.C38]-[.$B$3])" office:value-type="float" office:value="-2.13333333333328" calcext:value-type="float">
            <text:p>-2,133333333333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05:58:36.1770275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auricio Giovagnini</meta:initial-creator>
    <meta:creation-date>2019-10-14T20:10:57</meta:creation-date>
    <dc:date>2019-10-19T11:37:53.460327641</dc:date>
    <meta:generator>LibreOffice/6.3.2.2$Linux_X86_64 LibreOffice_project/30$Build-2</meta:generator>
    <meta:editing-duration>P1DT3H32M18S</meta:editing-duration>
    <meta:editing-cycles>15</meta:editing-cycles>
    <meta:document-statistic meta:table-count="2" meta:cell-count="43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